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text:number-lines="false" text:line-number="0" style:writing-mode="lr-tb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P2" style:family="paragraph" style:parent-style-name="Frame_20_contents">
      <style:paragraph-properties fo:margin-left="5.607cm" fo:margin-right="5.614cm" fo:margin-top="0cm" fo:margin-bottom="0cm" loext:contextual-spacing="false" fo:text-align="center" style:justify-single-word="false" fo:text-indent="0cm" style:auto-text-indent="false"/>
    </style:style>
    <style:style style:name="P3" style:family="paragraph" style:parent-style-name="Frame_20_contents">
      <style:paragraph-properties fo:margin-left="5.607cm" fo:margin-right="5.614cm" fo:margin-top="0cm" fo:margin-bottom="0cm" loext:contextual-spacing="false" fo:text-align="center" style:justify-single-word="false" fo:text-indent="0cm" style:auto-text-indent="false"/>
      <style:text-properties fo:font-size="13.5pt" fo:font-style="italic" fo:font-weight="bold" officeooo:rsid="0009cd31" officeooo:paragraph-rsid="0009cd31" style:font-size-asian="13.5pt" style:font-style-asian="italic" style:font-weight-asian="bold"/>
    </style:style>
    <style:style style:name="P4" style:family="paragraph" style:parent-style-name="Frame_20_contents">
      <style:paragraph-properties fo:margin-left="5.611cm" fo:margin-right="5.614cm" fo:margin-top="0cm" fo:margin-bottom="0cm" loext:contextual-spacing="false" fo:text-align="center" style:justify-single-word="false" fo:text-indent="0cm" style:auto-text-indent="false"/>
      <style:text-properties fo:font-size="13.5pt" fo:font-style="italic" fo:font-weight="bold" style:font-size-asian="13.5pt" style:font-style-asian="italic" style:font-weight-asian="bold"/>
    </style:style>
    <style:style style:name="P5" style:family="paragraph" style:parent-style-name="Frame_20_contents">
      <style:paragraph-properties fo:margin-left="5.611cm" fo:margin-right="5.614cm" fo:margin-top="0cm" fo:margin-bottom="0cm" loext:contextual-spacing="false" fo:text-align="center" style:justify-single-word="false" fo:text-indent="0cm" style:auto-text-indent="false"/>
      <style:text-properties fo:font-size="13.5pt" fo:font-style="italic" fo:font-weight="bold" officeooo:rsid="0009cd31" officeooo:paragraph-rsid="0009cd31" style:font-size-asian="13.5pt" style:font-style-asian="italic" style:font-weight-asian="bold"/>
    </style:style>
    <style:style style:name="P6" style:family="paragraph" style:parent-style-name="Frame_20_contents">
      <style:paragraph-properties fo:margin-left="5.604cm" fo:margin-right="5.614cm" fo:margin-top="0cm" fo:margin-bottom="0cm" loext:contextual-spacing="false" fo:text-align="center" style:justify-single-word="false" fo:text-indent="0cm" style:auto-text-indent="false"/>
      <style:text-properties fo:font-size="13.5pt" fo:font-style="italic" fo:font-weight="bold" style:font-size-asian="13.5pt" style:font-style-asian="italic" style:font-weight-asian="bold"/>
    </style:style>
    <style:style style:name="P7" style:family="paragraph" style:parent-style-name="Frame_20_contents">
      <style:paragraph-properties fo:margin-left="5.609cm" fo:margin-right="5.614cm" fo:margin-top="0cm" fo:margin-bottom="0cm" loext:contextual-spacing="false" fo:text-align="center" style:justify-single-word="false" fo:text-indent="0cm" style:auto-text-indent="false"/>
      <style:text-properties fo:font-size="13.5pt" fo:font-style="italic" fo:font-weight="bold" style:font-size-asian="13.5pt" style:font-style-asian="italic" style:font-weight-asian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paragraph-properties fo:text-align="start" style:justify-single-word="false"/>
      <style:text-properties officeooo:paragraph-rsid="0009cd31"/>
    </style:style>
    <style:style style:name="P11" style:family="paragraph" style:parent-style-name="Text_20_body">
      <style:paragraph-properties fo:text-align="start" style:justify-single-word="false"/>
      <style:text-properties officeooo:paragraph-rsid="000b9dbb"/>
    </style:style>
    <style:style style:name="P12" style:family="paragraph" style:parent-style-name="Text_20_body">
      <style:text-properties officeooo:paragraph-rsid="0009cd31"/>
    </style:style>
    <style:style style:name="P13" style:family="paragraph" style:parent-style-name="Text_20_body">
      <style:paragraph-properties fo:line-height="150%"/>
    </style:style>
    <style:style style:name="P14" style:family="paragraph" style:parent-style-name="Text_20_body">
      <style:paragraph-properties fo:line-height="150%"/>
      <style:text-properties officeooo:paragraph-rsid="000b9dbb"/>
    </style:style>
    <style:style style:name="P15" style:family="paragraph" style:parent-style-name="Text_20_body" style:master-page-name="Standard">
      <style:paragraph-properties style:page-number="auto"/>
    </style:style>
    <style:style style:name="P16" style:family="paragraph" style:parent-style-name="Text_20_body">
      <style:text-properties fo:font-size="12pt" fo:background-color="#ddd9c3" style:font-size-asian="12pt" style:font-size-complex="12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3.5pt" fo:font-style="italic" fo:font-weight="bold" style:font-size-asian="13.5pt" style:font-style-asian="italic" style:font-weight-asian="bold"/>
    </style:style>
    <style:style style:name="T2" style:family="text">
      <style:text-properties fo:font-size="13.5pt" fo:letter-spacing="0.005cm" fo:font-style="italic" fo:font-weight="bold" style:font-size-asian="13.5pt" style:font-style-asian="italic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9cd31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9cd31"/>
    </style:style>
    <style:style style:name="T7" style:family="text">
      <style:text-properties officeooo:rsid="000b9dbb"/>
    </style:style>
    <style:style style:name="fr1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ragraph" fo:background-color="#ddd9c3" style:background-transparency="0%" draw:fill="solid" draw:fill-color="#ddd9c3" draw:opacity="100%" fo:padding="0cm" fo:border="0.06pt solid #000000"/>
    </style:style>
    <style:style style:name="Sect1" style:family="section">
      <style:section-properties fo:margin-left="-0.859cm" fo:margin-right="-0.039cm" style:editable="false">
        <style:columns fo:column-count="1" fo:column-gap="0cm"/>
      </style:section-properties>
    </style:style>
    <style:style style:name="gr1" style:family="graphic">
      <style:graphic-properties draw:stroke="solid" svg:stroke-width="0.023cm" svg:stroke-color="#000000" draw:stroke-linejoin="round" svg:stroke-linecap="butt" draw:fill="none" draw:textarea-horizontal-align="center" draw:textarea-vertical-align="top" draw:auto-grow-height="false" fo:padding-top="0.011cm" fo:padding-bottom="0.011cm" fo:padding-left="0.011cm" fo:padding-right="0.011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5"><draw:frame draw:style-name="fr1" draw:name="Quadro1" text:anchor-type="char" svg:x="0.877cm" svg:y="0.019cm" svg:width="19.537cm" svg:height="0.871cm" draw:z-index="5"><draw:text-box><text:p text:style-name="P5">Jose Ueslei de Moraes Ferreira</text:p></draw:text-box></draw:frame></text:p>
        <text:p text:style-name="P13"><text:s text:c="8"/><text:span text:style-name="T3">Endereço:</text:span> Folha 17 Quadra 13 Lote 09</text:p>
        <text:p text:style-name="P13"><text:s text:c="8"/><text:span text:style-name="T3">Cep: </text:span>68505-340<text:tab/> <text:s text:c="7"/><text:span text:style-name="T3">Cidade: </text:span>Marabá-PA</text:p>
        <text:p text:style-name="P13"><text:s text:c="8"/><text:span text:style-name="T3">Bairro: </text:span>Nova – Marabá <text:s text:c="2"/><text:span text:style-name="T3">Telefones: </text:span>(094) 99972-7849 ou (094) 99219-9463</text:p>
        <text:p text:style-name="P13"><text:s text:c="8"/><text:span text:style-name="T3">E-mail: </text:span><text:a xlink:type="simple" xlink:href="mailto:joseueslei@bol.com.br" text:style-name="Internet_20_link" text:visited-style-name="Visited_20_Internet_20_Link">j</text:a><text:a xlink:type="simple" xlink:href="mailto:joseueslei@bol.com.br" text:style-name="Internet_20_link" text:visited-style-name="Visited_20_Internet_20_Link">o</text:a><text:a xlink:type="simple" xlink:href="mailto:joseueslei@bol.com.br" text:style-name="Internet_20_link" text:visited-style-name="Visited_20_Internet_20_Link">seueslei@bol.com.br</text:a> e j<text:span text:style-name="T5">ose</text:span><text:span text:style-name="T6">ueslei27@gmail.com.br</text:span></text:p>
        <text:p text:style-name="P13"><text:s text:c="8"/><text:span text:style-name="T3">Linkedin:</text:span> <text:a xlink:type="simple" xlink:href="https://www.linkedin.com/in/jose-ueslei-de-moraes-ferreira-833b52112" text:style-name="Internet_20_link" text:visited-style-name="Visited_20_Internet_20_Link">linkedin.com/in/jose-ueslei-de-moraes-ferreira-833b52112</text:a></text:p>
        <text:p text:style-name="P13"><text:s text:c="7"/><text:span text:style-name="T3">GitHub: </text:span>https://github.com/uesleiMF?tab=repositories</text:p>
        <text:p text:style-name="P13"><text:s text:c="8"/><text:span text:style-name="T3">Data de nascimento: </text:span>15/09/1984</text:p>
        <text:p text:style-name="P13"><text:s text:c="7"/><text:span text:style-name="T3">Habilitação:</text:span> AB (permanente) <text:span text:style-name="T3">Sexo: </text:span>Masculino</text:p>
        <text:p text:style-name="P13"><text:s text:c="7"/><text:span text:style-name="T3">Estado civil: </text:span>Casado</text:p>
        <text:p text:style-name="Text_20_body"><draw:frame draw:style-name="fr1" draw:name="Quadro2" text:anchor-type="char" svg:x="0.877cm" svg:y="0.019cm" svg:width="19.537cm" svg:height="0.834cm" draw:z-index="0"><draw:text-box><text:p text:style-name="P4">Objetivo</text:p></draw:text-box></draw:frame></text:p>
        <text:p text:style-name="P13"><text:s text:c="7"/>Estou trabalhando no ramo de segurança eletrônica já trabalhei na área elétrica e agora estou <text:s text:c="2"/></text:p>
        <text:p text:style-name="P13"><text:s text:c="8"/>estudando em uma área que me identifiquei e quero exercê-la Analise e Desenvolvimento de <text:s/></text:p>
        <text:p text:style-name="P13"><text:s text:c="7"/>Sistemas meu foco maior e trabalhar com vocês me empenhar em todos os treinamentos para </text:p>
        <text:p text:style-name="P13"><text:s text:c="7"/>que no futuro próximo eu venha crescer e me desenvolver com a empresa.</text:p>
        <text:p text:style-name="Text_20_body"><draw:frame draw:style-name="fr1" draw:name="Quadro3" text:anchor-type="char" svg:x="0.912cm" svg:y="0.349cm" svg:width="19.539cm" svg:height="0.78cm" draw:z-index="1"><draw:text-box><text:p text:style-name="P6">Habilidades</text:p></draw:text-box></draw:frame></text:p>
        <text:p text:style-name="P13"><text:s text:c="8"/>Persistência;</text:p>
        <text:p text:style-name="P13"><text:s text:c="8"/>Proatividade;</text:p>
        <text:p text:style-name="P13"><text:s text:c="8"/>Relacionamento;</text:p>
        <text:p text:style-name="P13"><text:s text:c="8"/>Espirito de Equipe,</text:p>
        <text:p text:style-name="P13"><text:s text:c="8"/>Criatividade.</text:p>
        <text:p text:style-name="P12"><draw:frame draw:style-name="fr1" draw:name="Quadro4" text:anchor-type="char" svg:x="0.84cm" svg:y="0.353cm" svg:width="19.576cm" svg:height="0.762cm" draw:z-index="2"><draw:text-box><text:p text:style-name="P7">Formação</text:p></draw:text-box></draw:frame><text:s text:c="8"/><text:span text:style-name="T3">Instituição: </text:span>Escola Estadual de Ensino Médio Dr Gaspar Vianna</text:p>
        <text:p text:style-name="Text_20_body"><text:s text:c="7"/><text:span text:style-name="T3">Escolaridade: </text:span>Ensino Médio (concluído)</text:p>
        <text:p text:style-name="Text_20_body"/>
        <text:p text:style-name="Text_20_body"><text:s text:c="7"/>I<text:span text:style-name="T3">nstituição: </text:span>Faculdade Unopar </text:p>
        <text:p text:style-name="Text_20_body"><text:s text:c="7"/><text:span text:style-name="T3">Escolaridade: </text:span>Ensino Superior (concluído) </text:p>
        <text:p text:style-name="Text_20_body"><text:s text:c="7"/><text:span text:style-name="T3">Curso: </text:span>Analise e Desenvolvimento de Sistemas</text:p>
        <text:p text:style-name="P12"><draw:frame draw:style-name="fr1" draw:name="Quadro5" text:anchor-type="char" svg:x="0.912cm" svg:y="0.42cm" svg:width="19.539cm" svg:height="0.767cm" draw:z-index="3"><draw:text-box><text:p text:style-name="P2"><text:span text:style-name="T1">Experiência</text:span><text:span text:style-name="T2"> </text:span><text:span text:style-name="T1">profissional</text:span></text:p></draw:text-box></draw:frame><text:s text:c="7"/></text:p>
        <text:p text:style-name="P12"><text:s text:c="8"/><text:span text:style-name="T3">23º Batalhão Logístico de Selva</text:span></text:p>
        <text:p text:style-name="Text_20_body"><text:s text:c="8"/>Soldado</text:p>
        <text:p text:style-name="Text_20_body"><text:s text:c="8"/><text:span text:style-name="T3">Cargo: </text:span>Informática, Administração.</text:p>
        <text:p text:style-name="Text_20_body"><text:s text:c="8"/><text:span text:style-name="T3">Período:</text:span> 06/03/2003 à 22/03/2010</text:p>
        <text:p text:style-name="Text_20_body"/>
        <text:p text:style-name="Text_20_body"><text:s text:c="8"/><text:span text:style-name="T3">Empresa: </text:span>Inviolável Marabá Comércio E Serviços De Alarmes Eletrônica</text:p>
        <text:p text:style-name="Text_20_body"><text:soft-page-break/><text:s text:c="8"/><text:span text:style-name="T3">Cargo : </text:span>Técnico em Manutenção e Instalações em segurança eletrônica</text:p>
        <text:p text:style-name="Text_20_body"><text:bookmark text:name="Empresa: Inviolável Marabá Comércio E Se"/><text:s text:c="8"/><text:span text:style-name="T3">Admissão:</text:span> 02/08/2010 à 09/04/2020</text:p>
        <text:p text:style-name="Text_20_body"><text:s text:c="7"/><text:span text:style-name="T3">Cargo:</text:span> Auxiliar Administrativo</text:p>
        <text:p text:style-name="Text_20_body"><text:tab/><draw:frame draw:style-name="fr1" draw:name="Quadro7" text:anchor-type="char" svg:x="0.912cm" svg:y="0.42cm" svg:width="19.466cm" svg:height="0.792cm" draw:z-index="7"><draw:text-box><text:p text:style-name="P3">Cursos <text:s/>Profissionalizantes</text:p></draw:text-box></draw:frame> <text:s text:c="18"/><text:tab/></text:p>
        <text:p text:style-name="P13"><text:s text:c="7"/>I<text:span text:style-name="T3">nstituição:</text:span> Micro Data</text:p>
        <text:p text:style-name="P13"><text:s text:c="7"/>Digitação, Windows, Word, Excel, Power Point, Print Artist, Internet e Linux</text:p>
        <text:p text:style-name="P13"><text:s text:c="7"/>I<text:span text:style-name="T3">nstituição:</text:span> CTP (Centro Técnico Profissionalizante)</text:p>
        <text:p text:style-name="P13"><text:s text:c="7"/>Montagem Manutenção e Configuração de Microcomputadores e Redes</text:p>
        <text:p text:style-name="P13"><text:s text:c="7"/><text:span text:style-name="T3">Unifesspa (Faceel)</text:span></text:p>
        <text:p text:style-name="P13"><text:s text:c="8"/>Ações de Formação profissional por meio de Montagem e Manutenção de Computadores</text:p>
        <text:p text:style-name="P13"><text:s text:c="8"/><text:span text:style-name="Strong_20_Emphasis"><text:span text:style-name="T7">E</text:span></text:span><text:span text:style-name="Strong_20_Emphasis">scola de tecnologia de informação </text:span><text:span text:style-name="Strong_20_Emphasis"><text:span text:style-name="T7">(BlueEdtch)</text:span></text:span></text:p>
        <text:p text:style-name="P14"><text:span text:style-name="Strong_20_Emphasis"><text:s text:c="7"/>Cursos:</text:span></text:p>
        <text:p text:style-name="P13"><text:span text:style-name="Strong_20_Emphasis"><text:s text:c="7"/>Full Stack</text:span></text:p>
        <text:p text:style-name="P13"><text:s text:c="8"/>↳ HTML5, CSS3 e JavaScript<text:line-break/> <text:s text:c="6"/>↳ NodeJS,<text:bookmark text:name="firstHeading"/>PostgreSQ <text:line-break/> <text:s text:c="6"/>↳ Express ,NestJS,MongoDB<text:line-break/> <text:s text:c="6"/>↳ ReactJS</text:p>
        <text:p text:style-name="P13"><text:s text:c="8"/>Inicio: Agosto de 2021</text:p>
        <text:p text:style-name="Text_20_body"><text:s text:c="8"/><text:span text:style-name="T4">(</text:span>Cursando<text:span text:style-name="T4">)</text:span></text:p>
        <text:p text:style-name="Text_20_body"><text:s/><text:tab/><draw:frame draw:style-name="fr1" draw:name="Quadro6" text:anchor-type="char" svg:x="0.912cm" svg:y="0.42cm" svg:width="19.466cm" svg:height="0.822cm" draw:z-index="6"><draw:text-box><text:p text:style-name="P3">Cursos Complementares</text:p></draw:text-box></draw:frame></text:p>
        <text:p text:style-name="Text_20_body"/>
        <text:p text:style-name="P9"><text:s text:c="8"/><text:span text:style-name="T3">Lógica de Programação /</text:span>carga horaria 14 Horas (instituição SENAI) ead.</text:p>
        <text:p text:style-name="P11"><text:s text:c="7"/><text:span text:style-name="T3">Tecnologia da Informação e Telecomunicação /</text:span>carga horaria 14 horas (Instituição <text:s text:c="2"/></text:p>
        <text:p text:style-name="P11"><text:s text:c="7"/>SENAI) ead.</text:p>
        <text:p text:style-name="P10"><text:s text:c="7"/><text:span text:style-name="T3">Fundamentos de Lógica de Programação / </text:span>carga horaria 15 horas (Instituição Fundação <text:s text:c="4"/></text:p>
        <text:p text:style-name="P10"><text:s text:c="7"/>Bradesco Escol@ Virtual) ead.</text:p>
        <text:p text:style-name="P9"><text:s text:c="7"/><text:span text:style-name="T3">HTML Básico / </text:span>carga horaria 11 horas (Instituição Fundação Bradesco Escol@ Virtual) ead. </text:p>
        <text:p text:style-name="P11"><text:s text:c="7"/><text:span text:style-name="T3">Inteligência Artificial Fundamentos / </text:span>carga horaria 8 horas (Instituição Data Science </text:p>
        <text:p text:style-name="P11"><text:s text:c="7"/>Academy <text:span text:style-name="T7">)</text:span> ead.</text:p>
        <text:p text:style-name="P11"><text:s text:c="7"/><text:span text:style-name="T3">Introdução a Ciências de Dados / </text:span>carga horaria 8 horas (Instituição Data Science </text:p>
        <text:p text:style-name="P11"><text:s text:c="7"/>Academy ) ead.</text:p>
        <text:p text:style-name="P9"><text:s text:c="7"/><text:span text:style-name="T3">Big Data Fundamentos 2.0 / </text:span>carga horaria 8 horas (Instituição Data Science Academy ) ead.</text:p>
        <text:p text:style-name="P9"><text:s text:c="7"/><text:span text:style-name="T3">Desvendando a Industria 4.0 /ca</text:span>rga horaria 20 horas (Instituição Senai SP) ead.</text:p>
        <text:p text:style-name="P11"><text:s text:c="7"/>I<text:span text:style-name="T3">nteligência Artificial (IA): Aplicação na Industria /</text:span>carga horaria 40 horas (instituição </text:p>
        <text:p text:style-name="P11"><text:s text:c="7"/>Senai PA) ead.</text:p>
        <text:p text:style-name="P9"><text:s text:c="7"/><text:span text:style-name="T3">Programador web / </text:span>carga horaria 200 horas (Instituto Federal de Santa Catarina IFSC) ead.</text:p>
        <text:p text:style-name="P9"/>
        <text:p text:style-name="Text_20_body"/>
        <text:p text:style-name="Text_20_body"><draw:line text:anchor-type="char" draw:z-index="4" draw:name="Forma1" draw:style-name="gr1" draw:text-style-name="P17" svg:x1="6.713cm" svg:y1="0.637cm" svg:x2="15.245cm" svg:y2="0.637cm"><text:p/></draw:line></text:p>
        <text:p text:style-name="P8">Jose Ueslei de Moraes Ferreira</text:p>
        <text:p text:style-name="Text_20_body"/>
        <text:p text:style-name="P1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mbria" fo:font-family="Cambria" style:font-family-generic="roman" style:font-pitch="variable" fo:language="pt" fo:country="PT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mbria" fo:font-family="Cambria" style:font-family-generic="roman" style:font-pitch="variable" fo:font-size="11.5pt" fo:language="pt" fo:country="PT" fo:font-style="italic" style:font-name-asian="Cambria1" style:font-family-asian="Cambria" style:font-family-generic-asian="system" style:font-pitch-asian="variable" style:font-size-asian="11.5pt" style:language-asian="en" style:country-asian="US" style:font-style-asian="italic" style:font-name-complex="Cambria1" style:font-family-complex="Cambria" style:font-family-generic-complex="system" style:font-pitch-complex="variable" style:font-size-complex="11.5pt" style:language-complex="ar" style:country-complex="SA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434cm" fo:margin-right="5.614cm" fo:text-align="center" style:justify-single-word="false" fo:text-indent="0cm" style:auto-text-indent="false"/>
      <style:text-properties style:font-name="Cambria" fo:font-family="Cambria" style:font-family-generic="roman" style:font-pitch="variable" fo:font-size="13.5pt" fo:language="pt" fo:country="PT" fo:font-style="italic" fo:font-weight="bold" style:font-name-asian="Cambria1" style:font-family-asian="Cambria" style:font-family-generic-asian="system" style:font-pitch-asian="variable" style:font-size-asian="13.5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3.5pt" style:language-complex="ar" style:country-complex="SA" style:font-style-complex="italic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1.483cm" fo:margin-right="0cm" fo:text-indent="-0.619cm" style:auto-text-indent="false"/>
      <style:text-properties style:font-name="Cambria" fo:font-family="Cambria" style:font-family-generic="roman" style:font-pitch="variable" fo:font-size="11.5pt" fo:language="pt" fo:country="PT" fo:font-style="italic" fo:font-weight="bold" style:font-name-asian="Cambria1" style:font-family-asian="Cambria" style:font-family-generic-asian="system" style:font-pitch-asian="variable" style:font-size-asian="11.5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1.5pt" style:language-complex="ar" style:country-complex="SA" style:font-style-complex="italic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483cm" fo:margin-right="0cm" fo:margin-top="0.005cm" fo:margin-bottom="0cm" loext:contextual-spacing="false" fo:text-indent="-0.619cm" style:auto-text-indent="false"/>
      <style:text-properties style:font-name="Cambria" fo:font-family="Cambria" style:font-family-generic="roman" style:font-pitch="variable" fo:language="pt" fo:country="PT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301cm" style:type="center"/>
          <style:tab-stop style:position="18.6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language="pt" fo:country="PT" style:language-asian="en" style:country-asian="US" style:language-complex="ar" style:country-complex="SA" style:text-scale="101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17cm" fo:margin-left="1.483cm"/>
        </style:list-level-properties>
      </text:list-level-style-bullet>
      <text:list-level-style-bullet text:level="2" text:style-name="ListLabel_20_2" text:bullet-char="•">
        <style:list-level-properties text:list-level-position-and-space-mode="label-alignment">
          <style:list-level-label-alignment text:label-followed-by="listtab" fo:text-indent="-0.617cm" fo:margin-left="3.193cm"/>
        </style:list-level-properties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617cm" fo:margin-left="4.904cm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17cm" fo:margin-left="6.615cm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617cm" fo:margin-left="8.326cm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617cm" fo:margin-left="10.037cm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17cm" fo:margin-left="11.748cm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617cm" fo:margin-left="13.458cm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617cm" fo:margin-left="15.16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page-number="auto" fo:background-color="transparent" text:number-lines="false" text:line-number="0" style:writing-mode="lr-tb">
        <style:tab-stops>
          <style:tab-stop style:position="9.301cm" style:type="center"/>
          <style:tab-stop style:position="18.602cm" style:type="right"/>
        </style:tab-stops>
      </style:paragraph-properties>
    </style:style>
    <style:page-layout style:name="Mpm1">
      <style:page-layout-properties fo:page-width="22.699cm" fo:page-height="29.469cm" style:num-format="1" style:print-orientation="portrait" fo:margin-top="0.776cm" fo:margin-bottom="0.494cm" fo:margin-left="2.09cm" fo:margin-right="1.01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669cm" style:num-format="1" style:print-orientation="portrait" fo:margin-top="0.776cm" fo:margin-bottom="0.494cm" fo:margin-left="1.693cm" fo:margin-right="0.7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669cm" style:num-format="1" style:print-orientation="portrait" fo:margin-top="1.764cm" fo:margin-bottom="0.494cm" fo:margin-left="1.693cm" fo:margin-right="0.706cm" style:writing-mode="lr-tb" style:layout-grid-color="#c0c0c0" style:layout-grid-lines="2741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lma Barros</meta:initial-creator>
    <meta:creation-date>2021-12-03T14:01:30</meta:creation-date>
    <dc:date>2021-12-03T17:50:59.726194461</dc:date>
    <meta:editing-duration>PT5H55M29S</meta:editing-duration>
    <meta:generator>LibreOffice/6.4.7.2$Linux_X86_64 LibreOffice_project/40$Build-2</meta:generator>
    <meta:editing-cycles>6</meta:editing-cycles>
    <meta:document-statistic meta:table-count="0" meta:image-count="0" meta:object-count="0" meta:page-count="2" meta:paragraph-count="69" meta:word-count="391" meta:character-count="3406" meta:non-whitespace-character-count="2565"/>
    <meta:user-defined meta:name="AppVersion">12.0000</meta:user-defined>
    <meta:user-defined meta:name="Created" meta:value-type="date">2021-01-18T00:00:00</meta:user-defined>
    <meta:user-defined meta:name="Creator">Microsoft® Word 2016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1-12-0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